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33623" calcext:value-type="float">
            <text:p>0.000336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35078" calcext:value-type="float">
            <text:p>0.00035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36638" calcext:value-type="float">
            <text:p>0.000366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3831" calcext:value-type="float">
            <text:p>0.00038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40105" calcext:value-type="float">
            <text:p>0.000401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2031" calcext:value-type="float">
            <text:p>0.000420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4101" calcext:value-type="float">
            <text:p>0.00044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46325" calcext:value-type="float">
            <text:p>0.000463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48717" calcext:value-type="float">
            <text:p>0.000487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1291" calcext:value-type="float">
            <text:p>0.000512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54062" calcext:value-type="float">
            <text:p>0.000540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7049" calcext:value-type="float">
            <text:p>0.000570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60269" calcext:value-type="float">
            <text:p>0.000602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63743" calcext:value-type="float">
            <text:p>0.000637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67494" calcext:value-type="float">
            <text:p>0.000674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71548" calcext:value-type="float">
            <text:p>0.000715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75932" calcext:value-type="float">
            <text:p>0.000759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80676" calcext:value-type="float">
            <text:p>0.000806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85814" calcext:value-type="float">
            <text:p>0.000858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91383" calcext:value-type="float">
            <text:p>0.000913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97424" calcext:value-type="float">
            <text:p>0.000974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03982" calcext:value-type="float">
            <text:p>0.001039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11108" calcext:value-type="float">
            <text:p>0.00111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18856" calcext:value-type="float">
            <text:p>0.00118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2729" calcext:value-type="float">
            <text:p>0.00127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36475" calcext:value-type="float">
            <text:p>0.001364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4649" calcext:value-type="float">
            <text:p>0.00146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57416" calcext:value-type="float">
            <text:p>0.001574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69348" calcext:value-type="float">
            <text:p>0.001693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82389" calcext:value-type="float">
            <text:p>0.001823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96656" calcext:value-type="float">
            <text:p>0.001966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12276" calcext:value-type="float">
            <text:p>0.002122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29393" calcext:value-type="float">
            <text:p>0.002293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48167" calcext:value-type="float">
            <text:p>0.002481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68776" calcext:value-type="float">
            <text:p>0.002687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9142" calcext:value-type="float">
            <text:p>0.00291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316322" calcext:value-type="float">
            <text:p>0.003163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34373" calcext:value-type="float">
            <text:p>0.00343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73923" calcext:value-type="float">
            <text:p>0.003739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407214" calcext:value-type="float">
            <text:p>0.004072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443952" calcext:value-type="float">
            <text:p>0.004439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484528" calcext:value-type="float">
            <text:p>0.004845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529383" calcext:value-type="float">
            <text:p>0.005293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7901" calcext:value-type="float">
            <text:p>0.00579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633963" calcext:value-type="float">
            <text:p>0.006339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694865" calcext:value-type="float">
            <text:p>0.006948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762414" calcext:value-type="float">
            <text:p>0.007624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837396" calcext:value-type="float">
            <text:p>0.008373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920697" calcext:value-type="float">
            <text:p>0.009206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013309" calcext:value-type="float">
            <text:p>0.010133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116352" calcext:value-type="float">
            <text:p>0.011163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231085" calcext:value-type="float">
            <text:p>0.012310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358923" calcext:value-type="float">
            <text:p>0.013589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50146" calcext:value-type="float">
            <text:p>0.01501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660486" calcext:value-type="float">
            <text:p>0.016604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838015" calcext:value-type="float">
            <text:p>0.018380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036311" calcext:value-type="float">
            <text:p>0.020363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257914" calcext:value-type="float">
            <text:p>0.022579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505674" calcext:value-type="float">
            <text:p>0.025056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82784" calcext:value-type="float">
            <text:p>0.027827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092817" calcext:value-type="float">
            <text:p>0.030928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43976" calcext:value-type="float">
            <text:p>0.03439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82806" calcext:value-type="float">
            <text:p>0.03828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262656" calcext:value-type="float">
            <text:p>0.042626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74902" calcext:value-type="float">
            <text:p>0.04749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293192" calcext:value-type="float">
            <text:p>0.052931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90181" calcext:value-type="float">
            <text:p>0.05901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6582125" calcext:value-type="float">
            <text:p>0.065821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342016" calcext:value-type="float">
            <text:p>0.073420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189972" calcext:value-type="float">
            <text:p>0.081899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9135058" calcext:value-type="float">
            <text:p>0.091350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0186851" calcext:value-type="float">
            <text:p>0.101868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1355327" calcext:value-type="float">
            <text:p>0.113553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2650712" calcext:value-type="float">
            <text:p>0.126507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4083262" calcext:value-type="float">
            <text:p>0.140832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5662992" calcext:value-type="float">
            <text:p>0.156629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739932" calcext:value-type="float">
            <text:p>0.17399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9300649" calcext:value-type="float">
            <text:p>0.193006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137387" calcext:value-type="float">
            <text:p>0.21373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623817" calcext:value-type="float">
            <text:p>0.236238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605267" calcext:value-type="float">
            <text:p>0.26052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8659366" calcext:value-type="float">
            <text:p>0.286593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1439036" calcext:value-type="float">
            <text:p>0.314390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4382538" calcext:value-type="float">
            <text:p>0.343825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476139" calcext:value-type="float">
            <text:p>0.374761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0701399" calcext:value-type="float">
            <text:p>0.407013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4035318" calcext:value-type="float">
            <text:p>0.440353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7450767" calcext:value-type="float">
            <text:p>0.474507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0917219" calcext:value-type="float">
            <text:p>0.509172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4401737" calcext:value-type="float">
            <text:p>0.544017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7870186" calcext:value-type="float">
            <text:p>0.578701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8:12:41.652000000</dc:date>
    <meta:editing-duration>PT5M22S</meta:editing-duration>
    <meta:editing-cycles>6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